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1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1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1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1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7" table:formula="of:=[.J7]-[.P2]" office:value-type="float" office:value="19856.1950549451">
            <text:p>19856.1950549451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1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1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1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1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1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818.80494505494">
            <text:p>7818.804945055</text:p>
          </table:table-cell>
          <table:table-cell table:style-name="ce7" table:formula="of:=[.J13]-[.P2]" office:value-type="float" office:value="-943.804945054944">
            <text:p>-943.804945054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734.28113553114">
            <text:p>5734.2811355311</text:p>
          </table:table-cell>
          <table:table-cell table:style-name="ce21" table:formula="of:=[.J14]-[.P14]" office:value-type="float" office:value="-3859.28113553114">
            <text:p>-3859.2811355311</text:p>
          </table:table-cell>
          <table:table-cell/>
          <table:table-cell table:formula="of:=SUM([.M14];[.O2])" office:value-type="float" office:value="8859.28113553114">
            <text:p>8859.2811355311</text:p>
          </table:table-cell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318.75">
            <text:p>318.75</text:p>
          </table:table-cell>
          <table:table-cell table:style-name="ce21" table:formula="of:=[.J15]-[.M15]" office:value-type="float" office:value="-3125.75">
            <text:p>-3125.75</text:p>
          </table:table-cell>
          <table:table-cell table:number-columns-repeated="2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1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1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1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8800">
            <text:p>108800</text:p>
          </table:table-cell>
          <table:table-cell table:number-columns-repeated="3"/>
        </table:table-row>
        <table:table-row table:style-name="ro9">
          <table:table-cell table:number-columns-repeated="16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4];[.N15];[.N16];[.N18];[.N17])" office:value-type="float" office:value="-85695.1272893773">
            <text:p>-85695.1272893773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9">
          <table:table-cell table:number-columns-repeated="1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9">
          <table:table-cell table:number-columns-repeated="16"/>
        </table:table-row>
        <table:table-row table:style-name="ro10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 table:number-columns-repeated="10"/>
        </table:table-row>
        <table:table-row table:style-name="ro9" table:number-rows-repeated="1048481">
          <table:table-cell table:number-columns-repeated="16"/>
        </table:table-row>
        <table:table-row table:style-name="ro9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8/07/2015</text:date>, <text:time>11:4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07T11:43:21</dc:date>
    <meta:editing-duration>PT20H53M28S</meta:editing-duration>
    <meta:editing-cycles>674</meta:editing-cycles>
    <meta:generator>OpenOffice/4.1.1$Unix OpenOffice.org_project/411m6$Build-9775</meta:generator>
    <dc:creator>employee employee</dc:creator>
    <meta:document-statistic meta:table-count="6" meta:cell-count="1455" meta:object-count="0"/>
  </office:meta>
</office:document-meta>
</file>